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5.99cm" svg:height="8.996cm" svg:x="11.025cm" svg:y="2.011cm">
            <draw:object draw:notify-on-update-of-ranges="Sheet1.B2:Sheet1.B12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2" table:number-rows-repeated="3">
          <table:table-cell table:number-columns-repeated="64"/>
        </table:table-row>
        <table:table-row table:style-name="ro2">
          <table:table-cell/>
          <table:table-cell office:value-type="float" office:value="0.7" calcext:value-type="float">
            <text:p>0.7</text:p>
          </table:table-cell>
          <table:table-cell office:value-type="float" office:value="85.451" calcext:value-type="float">
            <text:p>85.451</text:p>
          </table:table-cell>
          <table:table-cell table:number-columns-repeated="61"/>
        </table:table-row>
        <table:table-row table:style-name="ro2">
          <table:table-cell/>
          <table:table-cell office:value-type="float" office:value="0.6" calcext:value-type="float">
            <text:p>0.6</text:p>
          </table:table-cell>
          <table:table-cell office:value-type="float" office:value="83.447" calcext:value-type="float">
            <text:p>83.447</text:p>
          </table:table-cell>
          <table:table-cell table:number-columns-repeated="61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 office:value-type="float" office:value="83.365" calcext:value-type="float">
            <text:p>83.365</text:p>
          </table:table-cell>
          <table:table-cell table:number-columns-repeated="61"/>
        </table:table-row>
        <table:table-row table:style-name="ro2">
          <table:table-cell/>
          <table:table-cell office:value-type="float" office:value="0.4" calcext:value-type="float">
            <text:p>0.4</text:p>
          </table:table-cell>
          <table:table-cell office:value-type="float" office:value="83.425" calcext:value-type="float">
            <text:p>83.425</text:p>
          </table:table-cell>
          <table:table-cell table:number-columns-repeated="61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office:value-type="float" office:value="83.495" calcext:value-type="float">
            <text:p>83.495</text:p>
          </table:table-cell>
          <table:table-cell table:number-columns-repeated="61"/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office:value-type="float" office:value="83.537" calcext:value-type="float">
            <text:p>83.537</text:p>
          </table:table-cell>
          <table:table-cell table:number-columns-repeated="61"/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83.789" calcext:value-type="float">
            <text:p>83.789</text:p>
          </table:table-cell>
          <table:table-cell table:number-columns-repeated="6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84.588" calcext:value-type="float">
            <text:p>84.588</text:p>
          </table:table-cell>
          <table:table-cell table:number-columns-repeated="61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am</meta:initial-creator>
    <meta:creation-date>2015-06-05T18:17:20</meta:creation-date>
    <dc:date>2020-11-26T22:16:12.679000000</dc:date>
    <meta:generator>LibreOffice/7.0.1.2$Windows_X86_64 LibreOffice_project/7cbcfc562f6eb6708b5ff7d7397325de9e764452</meta:generator>
    <meta:editing-duration>PT3M41S</meta:editing-duration>
    <meta:editing-cycles>1</meta:editing-cycles>
    <meta:document-statistic meta:table-count="1" meta:cell-count="1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8.997cm" xlink:href=".." xlink:type="simple" chart:class="chart:scatter" chart:style-name="ch1">
        <chart:legend chart:legend-position="end" svg:x="13.139cm" svg:y="4.199cm" style:legend-expansion="high" chart:style-name="ch2"/>
        <chart:plot-area chart:style-name="ch3" table:cell-range-address="Sheet1.B2:Sheet1.C12" svg:x="0.319cm" svg:y="0.179cm" svg:width="12.501cm" svg:height="8.639cm">
          <chart:coordinate-region svg:x="1.231cm" svg:y="0.378cm" svg:width="11.34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2" chart:class="chart:scatter">
            <chart:domain table:cell-range-address="Sheet1.B2:Sheet1.B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12</svg:desc>
                </draw:g>
              </table:table-cell>
              <table:table-cell office:value-type="float" office:value="NaN">
                <text:p>NaN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85.451">
                <text:p>85.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83.447">
                <text:p>83.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83.365">
                <text:p>83.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83.425">
                <text:p>83.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83.495">
                <text:p>83.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83.537">
                <text:p>83.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83.789">
                <text:p>83.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4.588">
                <text:p>84.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